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167.2mm"/>
    </style:style>
    <style:style style:name="co7" style:family="table-column">
      <style:table-column-properties fo:break-before="auto" style:column-width="94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9.77mm" fo:break-before="auto" style:use-optimal-row-height="fals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4.01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eeeeee" fo:border="0.74pt solid #000000" style:shadow="none"/>
    </style:style>
    <style:style style:name="ce11" style:family="table-cell" style:parent-style-name="Default">
      <style:table-cell-properties fo:background-color="#ffffff" fo:wrap-option="wrap" fo:border="0.74pt solid #000000" style:vertical-align="top"/>
    </style:style>
    <style:style style:name="ce12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3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 style:data-style-name="N37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ffffff" fo:wrap-option="wrap" fo:border="0.74pt solid #000000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Problema/Alteração</text:p>
          </table:table-cell>
          <table:table-cell table:style-name="ce10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5" office:value-type="string" calcext:value-type="string">
            <text:p>Comparação com o código original, pois o código que está na máquina/git hub parece ter sido alterado</text:p>
          </table:table-cell>
          <table:table-cell table:style-name="ce11" office:value-type="string" calcext:value-type="string">
            <text:p>Da main, o código está igual, só a parte comentada está trocada.</text:p>
            <text:p>No LinkAnalysis.h, por enquanto está igual. A verificação parou na linha: 994</text:p>
          </table:table-cell>
          <table:table-cell/>
          <table:table-cell table:style-name="ce14"/>
          <table:table-cell table:style-name="ce16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5" office:value-type="string" calcext:value-type="string">
            <text:p>Falta de padronização no código</text:p>
          </table:table-cell>
          <table:table-cell table:style-name="ce11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15"/>
          <table:table-cell table:style-name="ce16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5" office:value-type="string" calcext:value-type="string">
            <text:p>Funções chamadas mais de uma vez na main, sem necessidade aparente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étodo getPositiveAngle retorna 360 quando o ângulo é 0. Deveria agir dessa forma?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Comentários estranhos retirados</text:p>
          </table:table-cell>
          <table:table-cell table:style-name="ce11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2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6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2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étodo speed_angle_rate tem uma variável MAX que aparentemente não é usada para nada.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étodos getAverageNotZero e getStdNotZero podem conter divisão por zero</text:p>
          </table:table-cell>
          <table:table-cell table:style-name="ce11"/>
          <table:table-cell table:number-columns-repeated="3"/>
        </table:table-row>
        <table:table-row table:style-name="ro2">
          <table:covered-table-cell table:style-name="ce3"/>
          <table:table-cell table:style-name="ce5" office:value-type="string" calcext:value-type="string">
            <text:p>Uso de float ao invés de double</text:p>
          </table:table-cell>
          <table:table-cell table:style-name="ce11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5" office:value-type="string" calcext:value-type="string">
            <text:p>Método getLength: é necessário a variável k? Não é possível fazer apenas com a cont?</text:p>
          </table:table-cell>
          <table:table-cell table:style-name="ce11"/>
          <table:table-cell table:number-columns-repeated="3"/>
        </table:table-row>
        <table:table-row table:style-name="ro5">
          <table:covered-table-cell table:style-name="ce3"/>
          <table:table-cell table:style-name="ce5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1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étodo start_new_movement tem um casting estranho.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update_stationary_state: if inutil. Se t for 0 ele faz a mesma coisa que vai fazer dps do if.</text:p>
          </table:table-cell>
          <table:table-cell table:style-name="ce11"/>
          <table:table-cell table:number-columns-repeated="3"/>
        </table:table-row>
        <table:table-row table:style-name="ro6">
          <table:covered-table-cell table:style-name="ce3"/>
          <table:table-cell table:style-name="ce5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1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update_move_state: tem a explicação de um bug que ocorre na função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Muitos warnings na compilação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Aparentemente as funções is_at_previous_position e is_at_destination nunca são usadas.</text:p>
          </table:table-cell>
          <table:table-cell table:style-name="ce11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node_is_stationary: <text:s/>é um método de verificação, mas atribuições ocorrem nele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2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2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6" office:value-type="string" calcext:value-type="string">
            <text:p>cal_node_degree e cal_static_degree: cast desnecessário na divisão</text:p>
          </table:table-cell>
          <table:table-cell table:style-name="ce13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3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degree_of_temporal_dependence: Tem em vários lugares “t + 50”. O que é esse 50? Por que 50?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5" office:value-type="string" calcext:value-type="string">
            <text:p>degree_of_temporal_dependence: Tem um if comentado “Always true”</text:p>
          </table:table-cell>
          <table:table-cell table:style-name="ce11"/>
          <table:table-cell table:number-columns-repeated="3"/>
        </table:table-row>
        <table:table-row table:style-name="ro4">
          <table:covered-table-cell table:style-name="ce3"/>
          <table:table-cell table:style-name="ce6" office:value-type="string" calcext:value-type="string">
            <text:p>improved_degree_of_temporal_dependence e degree_of_spatial_dependence: variavel cor3 era inicializada duas vezes</text:p>
          </table:table-cell>
          <table:table-cell table:style-name="ce11"/>
          <table:table-cell table:number-columns-repeated="3"/>
        </table:table-row>
        <table:table-row table:style-name="ro4" table:number-rows-repeated="8">
          <table:table-cell table:style-name="ce3"/>
          <table:table-cell table:style-name="ce5"/>
          <table:table-cell table:style-name="ce11"/>
          <table:table-cell table:number-columns-repeated="3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nto|Histórico" table:style-name="ta1">
        <table:table-column table:style-name="co4" table:default-cell-style-name="ce17"/>
        <table:table-column table:style-name="co6" table:default-cell-style-name="ce19"/>
        <table:table-column table:style-name="co7" table:default-cell-style-name="ce11"/>
        <table:table-row table:style-name="ro1">
          <table:table-cell table:style-name="ce1" office:value-type="string" calcext:value-type="string">
            <text:p>Data</text:p>
          </table:table-cell>
          <table:table-cell table:style-name="ce18" office:value-type="string" calcext:value-type="string">
            <text:p>Problema/Alteração</text:p>
          </table:table-cell>
          <table:table-cell table:style-name="ce10" office:value-type="string" calcext:value-type="string">
            <text:p>Solução/Comentários</text:p>
          </table:table-cell>
        </table:table-row>
        <table:table-row table:style-name="ro4"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Métodos fillNodesPauseTimes, fillNodesSpeeds, fillNodesAngles, fillNodes* possuem uma variável aux bem estranha</text:p>
          </table:table-cell>
          <table:table-cell office:value-type="string" calcext:value-type="string">
            <text:p>A aux, diferente de k, não é resetada.</text:p>
          </table:table-cell>
        </table:table-row>
        <table:table-row table:style-name="ro7">
          <table:table-cell/>
          <table:table-cell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21" office:value-type="string" calcext:value-type="string">
            <text:p>São vetores diferentes. O nodesSpeeds é um vetor realmente, equanto nodeSpeed é uma matriz. Atente ao plural :P</text:p>
          </table:table-cell>
        </table:table-row>
        <table:table-row table:style-name="ro4">
          <table:table-cell/>
          <table:table-cell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office:value-type="string" calcext:value-type="string">
            <text:p>Pff. Isso é a posição de um vetor que está sendo incrementada</text:p>
          </table:table-cell>
        </table:table-row>
        <table:table-row table:style-name="ro4">
          <table:table-cell/>
          <table:table-cell table:style-name="ce20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office:value-type="string" calcext:value-type="string">
            <text:p>Adicionado um return</text:p>
          </table:table-cell>
        </table:table-row>
        <table:table-row table:style-name="ro4" table:number-rows-repeated="3">
          <table:table-cell table:number-columns-repeated="3"/>
        </table:table-row>
        <table:table-row table:style-name="ro8">
          <table:table-cell table:style-name="ce3"/>
          <table:table-cell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7:26:04.403260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09-21T18:01:48.400902549</dc:date>
    <meta:editing-duration>PT36M19S</meta:editing-duration>
    <meta:editing-cycles>7</meta:editing-cycles>
    <meta:generator>LibreOffice/5.1.4.2$Linux_X86_64 LibreOffice_project/10m0$Build-2</meta:generator>
    <meta:document-statistic meta:table-count="2" meta:cell-count="58" meta:object-count="0"/>
  </office:meta>
</office:document-meta>
</file>